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文泉驿微米黑" svg:font-family="文泉驿微米黑"/>
    <style:font-face style:name="Liberation Mono" svg:font-family="'Liberation Mono'" style:font-family-generic="modern" style:font-pitch="fixed"/>
    <style:font-face style:name="文泉驿点阵正黑" svg:font-family="文泉驿点阵正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文泉驿微米黑" fo:font-size="12pt" officeooo:paragraph-rsid="00315839" style:font-name-asian="文泉驿微米黑" style:font-size-asian="12pt" style:font-size-complex="12pt"/>
    </style:style>
    <style:style style:name="P2" style:family="paragraph" style:parent-style-name="Text_20_body">
      <style:text-properties style:font-name="文泉驿微米黑" fo:font-size="9pt" style:font-name-asian="文泉驿微米黑" style:font-size-asian="9pt" style:font-size-complex="9pt"/>
    </style:style>
    <style:style style:name="P3" style:family="paragraph" style:parent-style-name="Text_20_body">
      <style:text-properties style:font-name="文泉驿微米黑" fo:font-size="9pt" officeooo:paragraph-rsid="0061ffe4" style:font-name-asian="文泉驿微米黑" style:font-size-asian="9pt" style:font-size-complex="9pt"/>
    </style:style>
    <style:style style:name="P4" style:family="paragraph" style:parent-style-name="Text_20_body">
      <style:text-properties style:font-name="文泉驿微米黑" fo:font-size="9pt" officeooo:paragraph-rsid="006e8080" style:font-name-asian="文泉驿微米黑" style:font-size-asian="9pt" style:font-size-complex="9pt"/>
    </style:style>
    <style:style style:name="P5" style:family="paragraph" style:parent-style-name="Text_20_body">
      <style:text-properties style:font-name="文泉驿微米黑" fo:font-size="9pt" officeooo:paragraph-rsid="00789022" style:font-name-asian="文泉驿微米黑" style:font-size-asian="9pt" style:font-size-complex="9pt"/>
    </style:style>
    <style:style style:name="P6" style:family="paragraph" style:parent-style-name="Text_20_body">
      <style:text-properties style:font-name="文泉驿微米黑" fo:font-size="9pt" fo:font-weight="bold" style:font-name-asian="文泉驿微米黑" style:font-size-asian="9pt" style:font-weight-asian="bold" style:font-size-complex="9pt" style:font-weight-complex="bold"/>
    </style:style>
    <style:style style:name="P7" style:family="paragraph" style:parent-style-name="Text_20_body">
      <style:text-properties style:font-name="文泉驿微米黑" fo:font-size="9pt" fo:font-weight="bold" officeooo:rsid="006e8080" officeooo:paragraph-rsid="006e8080" style:font-name-asian="文泉驿微米黑" style:font-size-asian="9pt" style:font-weight-asian="bold" style:font-size-complex="9pt" style:font-weight-complex="bold"/>
    </style:style>
    <style:style style:name="P8" style:family="paragraph" style:parent-style-name="Text_20_body">
      <style:text-properties style:font-name="文泉驿微米黑" fo:font-size="10.5pt" officeooo:rsid="0061ffe4" officeooo:paragraph-rsid="0090c710" style:font-name-asian="文泉驿微米黑" style:font-size-asian="10.5pt" style:font-size-complex="10.5pt"/>
    </style:style>
    <style:style style:name="P9" style:family="paragraph" style:parent-style-name="Text_20_body">
      <style:text-properties style:font-name="文泉驿微米黑" fo:font-size="10.5pt" officeooo:rsid="0061ffe4" officeooo:paragraph-rsid="00745218" style:font-name-asian="文泉驿微米黑" style:font-size-asian="10.5pt" style:font-size-complex="10.5pt"/>
    </style:style>
    <style:style style:name="P10" style:family="paragraph" style:parent-style-name="Text_20_body">
      <style:text-properties style:font-name="文泉驿微米黑" fo:font-size="10.5pt" officeooo:paragraph-rsid="0061ffe4" style:font-name-asian="文泉驿微米黑" style:font-size-asian="10.5pt" style:font-size-complex="10.5pt"/>
    </style:style>
    <style:style style:name="P11" style:family="paragraph" style:parent-style-name="Text_20_body">
      <style:text-properties fo:font-size="10.5pt" officeooo:paragraph-rsid="00ab0f66" style:font-size-asian="10.5pt" style:font-size-complex="10.5pt"/>
    </style:style>
    <style:style style:name="P12" style:family="paragraph" style:parent-style-name="Text_20_body">
      <style:text-properties fo:font-size="10.5pt" officeooo:paragraph-rsid="0077ce12" style:font-size-asian="10.5pt" style:font-size-complex="10.5pt"/>
    </style:style>
    <style:style style:name="P13" style:family="paragraph" style:parent-style-name="Preformatted_20_Text">
      <style:text-properties style:font-name="文泉驿微米黑" fo:font-size="9pt" officeooo:paragraph-rsid="0061ffe4" style:font-name-asian="文泉驿微米黑" style:font-size-asian="9pt" style:font-size-complex="9pt"/>
    </style:style>
    <style:style style:name="P14" style:family="paragraph" style:parent-style-name="Preformatted_20_Text">
      <style:text-properties style:font-name="文泉驿微米黑" fo:font-size="9pt" officeooo:paragraph-rsid="00a04fb7" style:font-name-asian="文泉驿微米黑" style:font-size-asian="9pt" style:font-size-complex="9pt"/>
    </style:style>
    <style:style style:name="P15" style:family="paragraph" style:parent-style-name="Preformatted_20_Text">
      <style:text-properties style:font-name="文泉驿微米黑" fo:font-size="9pt" officeooo:paragraph-rsid="00add6a6" style:font-name-asian="文泉驿微米黑" style:font-size-asian="9pt" style:font-size-complex="9pt"/>
    </style:style>
    <style:style style:name="P16" style:family="paragraph" style:parent-style-name="Text_20_body">
      <style:text-properties style:font-name="文泉驿微米黑" fo:font-size="10.5pt" fo:font-weight="bold" style:font-name-asian="文泉驿微米黑" style:font-size-asian="10.5pt" style:font-weight-asian="bold" style:font-size-complex="10.5pt" style:font-weight-complex="bold"/>
    </style:style>
    <style:style style:name="P17" style:family="paragraph" style:parent-style-name="Text_20_body">
      <style:text-properties style:font-name="文泉驿微米黑" fo:font-size="10.5pt" fo:font-weight="bold" officeooo:rsid="0061ffe4" officeooo:paragraph-rsid="00b7d4c1" style:font-name-asian="文泉驿微米黑" style:font-size-asian="10.5pt" style:font-weight-asian="bold" style:font-size-complex="10.5pt" style:font-weight-complex="bold"/>
    </style:style>
    <style:style style:name="P18" style:family="paragraph" style:parent-style-name="Text_20_body">
      <style:text-properties style:font-name="文泉驿微米黑" fo:font-size="10.5pt" officeooo:rsid="0061ffe4" officeooo:paragraph-rsid="00b7d4c1" style:font-name-asian="文泉驿微米黑" style:font-size-asian="10.5pt" style:font-size-complex="10.5pt"/>
    </style:style>
    <style:style style:name="P19" style:family="paragraph" style:parent-style-name="Text_20_body">
      <style:text-properties style:font-name="文泉驿微米黑" fo:font-size="9pt" officeooo:paragraph-rsid="00c731a3" style:font-name-asian="文泉驿微米黑" style:font-size-asian="9pt" style:font-size-complex="9pt"/>
    </style:style>
    <style:style style:name="P20" style:family="paragraph" style:parent-style-name="Text_20_body">
      <style:text-properties fo:font-size="10.5pt" officeooo:paragraph-rsid="00ab0f66" style:font-size-asian="10.5pt" style:font-size-complex="10.5pt"/>
    </style:style>
    <style:style style:name="P21" style:family="paragraph" style:parent-style-name="Text_20_body">
      <style:text-properties fo:font-size="10.5pt" officeooo:paragraph-rsid="0077ce12" style:font-size-asian="10.5pt" style:font-size-complex="10.5pt"/>
    </style:style>
    <style:style style:name="T1" style:family="text">
      <style:text-properties officeooo:rsid="005cc8fe" style:language-asian="zh" style:country-asian="CN"/>
    </style:style>
    <style:style style:name="T2" style:family="text">
      <style:text-properties officeooo:rsid="0060ac1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language-asian="zh" style:country-asian="CN" style:font-weight-asian="bold" style:font-weight-complex="bold"/>
    </style:style>
    <style:style style:name="T5" style:family="text">
      <style:text-properties fo:font-weight="bold" officeooo:rsid="005cc8fe" style:language-asian="zh" style:country-asian="CN" style:font-weight-asian="bold" style:font-weight-complex="bold"/>
    </style:style>
    <style:style style:name="T6" style:family="text">
      <style:text-properties officeooo:rsid="0070e283"/>
    </style:style>
    <style:style style:name="T7" style:family="text">
      <style:text-properties officeooo:rsid="00971018"/>
    </style:style>
    <style:style style:name="T8" style:family="text">
      <style:text-properties style:font-name="文泉驿微米黑" style:font-name-asian="文泉驿微米黑"/>
    </style:style>
    <style:style style:name="T9" style:family="text">
      <style:text-properties style:font-name="文泉驿微米黑" officeooo:rsid="00c01f99" style:font-name-asian="文泉驿微米黑"/>
    </style:style>
    <style:style style:name="T10" style:family="text">
      <style:text-properties officeooo:rsid="00ac04f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c01f99" style:font-weight-asian="normal" style:font-weight-complex="normal"/>
    </style:style>
    <style:style style:name="T13" style:family="text">
      <style:text-properties officeooo:rsid="00c01f9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201</text:span><text:span text:style-name="T4">6</text:span><text:span text:style-name="T5">0416</text:span><text:span text:style-name="T3">周工作总结计划</text:span></text:p>
      <text:p text:style-name="P16">本周工作总结</text:p>
      <text:p text:style-name="P18">周一 1协助、处理北京工业刘雪梅、中海洋张学庆售后。</text:p>
      <text:p text:style-name="P17"><text:tab/> <text:span text:style-name="T11">2 跟进赵龙、张维中出差准备。</text:span></text:p>
      <text:p text:style-name="P17"><text:span text:style-name="T11"><text:tab/> 3 </text:span><text:span text:style-name="T12">AMD显卡驱动开源跟进各人员具体进展。</text:span></text:p>
      <text:p text:style-name="P8">周二 1跟进北京送货售后处理情况。</text:p>
      <text:p text:style-name="P9"><text:tab/> 2 协助王雪飞中海洋张学庆安装<text:span text:style-name="T13">fiscm软件，远程协助赵龙安装gasflow软件。</text:span></text:p>
      <text:p text:style-name="P10">周三 1跟进区域送货售后遗留情况。</text:p>
      <text:p text:style-name="P10"><text:tab/> 2 跟进王松松、顾家浩华北电力送货售后处理。</text:p>
      <text:p text:style-name="P11"><text:span text:style-name="T8">周四 1 跟进中石油岳文政遗留软件安装。</text:span></text:p>
      <text:p text:style-name="P11"><text:span text:style-name="T8"><text:tab/> 2 跟进燕大郝险峰售后，最后确定无客户所描述故障情况。</text:span></text:p>
      <text:p text:style-name="P11"><text:span text:style-name="T8"><text:tab/> 3 跟进</text:span><text:span text:style-name="T9">AMD显卡驱动开源项目进展。</text:span></text:p>
      <text:p text:style-name="P12"><text:span text:style-name="T8">周五 </text:span>1 跟进赵龙、顾家浩河北大学耿轶钊送货</text:p>
      <text:p text:style-name="P12"><text:tab/> 2 跟进<text:span text:style-name="T13">AMD开源项目进展，及确定备选方案等。</text:span></text:p>
      <text:p text:style-name="P6">下周工作计划</text:p>
      <text:p text:style-name="P4">周一 跟进天津办事处技术出差准备，就办事处报销问题进行相关培训，提高报销水平。</text:p>
      <text:p text:style-name="P5">周二 <text:span text:style-name="T2">跟进王松松、赵龙青岛送货，跟进区域技术技能提升。</text:span></text:p>
      <text:p text:style-name="P3">周三 跟进王雪飞东北送货售后处理，跟进区域所分配项目开发进度。</text:p>
      <text:p text:style-name="P19">周四 <text:s/>跟进王雪飞东北送货售后处理，跟进区域所分配项目开发进度。</text:p>
      <text:p text:style-name="P3">周五 <text:s/>跟进区域送货售后遗留事物处理，<text:span text:style-name="T2">办事处本地负责人的相关能力技术培训提升</text:span>。</text:p>
      <text:p text:style-name="P7">华北区域(天津办事处)本周工作进展</text:p>
      <text:p text:style-name="P13">1 本地团队建设方面，本周无面试。</text:p>
      <text:p text:style-name="P14">2 区域售后送货方面，完成中石油唐根阳、岳文正，华北电力吕雪峰、河北工业耿轶钊送货；售后方面，完成北京工业刘雪梅、燕山大学郝险峰、华北电力韩然、哈工大常欣、大连理工李严、中海洋张学庆售后，目前遗留沈阳自动化所祁峰、燕山大学藏新良、华北电力吕玉坤、东北大学刘坤售后，预计下周处理完成<text:span text:style-name="T6">。</text:span></text:p>
      <text:p text:style-name="P15">3 <text:span text:style-name="T10">AMD显卡驱动开源项目，经过一周调研确定项目不可行或难度巨大，已提交备选方案。</text:span> <text:s text:c="3"/></text:p>
      <text:p text:style-name="P15"/>
      <text:p text:style-name="P15"/>
      <text:p text:style-name="P15"/>
      <text:p text:style-name="P15"><text:s text:c="2"/><text:tab/><text:tab/><text:tab/> <text:s text:c="2"/><text:tab/><text:tab/><text:tab/> <text:s text:c="3"/></text:p>
      <text:p text:style-name="P4"><text:s/><text:tab/><text:tab/><text:tab/><text:tab/><text:tab/><text:tab/><text:tab/><text:tab/><text:tab/><text:tab/><text:tab/><text:tab/><text:tab/><text:tab/><text:tab/><text:tab/>技术部 白劲松</text:p>
      <text:p text:style-name="P2"><text:s text:c="55"/><text:tab/><text:tab/><text:tab/><text:tab/><text:tab/> <text:s text:c="5"/><text:tab/><text:tab/><text:tab/> <text:tab/> <text:s/>2016年04月<text:span text:style-name="T1">16</text:span>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文泉驿微米黑" svg:font-family="文泉驿微米黑"/>
    <style:font-face style:name="Liberation Mono" svg:font-family="'Liberation Mono'" style:font-family-generic="modern" style:font-pitch="fixed"/>
    <style:font-face style:name="文泉驿点阵正黑" svg:font-family="文泉驿点阵正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驿点阵正黑" style:font-family-asian="文泉驿点阵正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3T16:14:57</meta:creation-date>
    <dc:date>2016-04-16T10:55:31.042000000</dc:date>
    <meta:editing-duration>PT15H20M56S</meta:editing-duration>
    <meta:editing-cycles>175</meta:editing-cycles>
    <meta:generator>LibreOffice/5.1.0.3$Windows_x86 LibreOffice_project/5e3e00a007d9b3b6efb6797a8b8e57b51ab1f737</meta:generator>
    <meta:print-date>2016-02-20T09:59:15.734042375</meta:print-date>
    <meta:printed-by>jinsong</meta:printed-by>
    <meta:document-statistic meta:table-count="0" meta:image-count="0" meta:object-count="0" meta:page-count="1" meta:paragraph-count="27" meta:word-count="643" meta:character-count="821" meta:non-whitespace-character-count="673"/>
  </office:meta>
</office:document-meta>
</file>